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dilky</text:p>
          </table:table-cell>
          <table:table-cell office:value-type="string" calcext:value-type="string">
            <text:p>1 dilek</text:p>
          </table:table-cell>
          <table:table-cell office:value-type="string" calcext:value-type="string">
            <text:p>U0</text:p>
          </table:table-cell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chyba ef</text:p>
          </table:table-cell>
          <table:table-cell/>
          <table:table-cell office:value-type="string" calcext:value-type="string">
            <text:p>chyba dilek</text:p>
          </table:table-cell>
          <table:table-cell office:value-type="string" calcext:value-type="string">
            <text:p>chyba U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c</text:p>
          </table:table-cell>
          <table:table-cell table:formula="of:=3.7/2" office:value-type="float" office:value="1.85" calcext:value-type="float">
            <text:p>1.85</text:p>
          </table:table-cell>
          <table:table-cell office:value-type="float" office:value="5" calcext:value-type="float">
            <text:p>5</text:p>
          </table:table-cell>
          <table:table-cell table:formula="of:=[.D2]*[.C2]" office:value-type="float" office:value="9.25" calcext:value-type="float">
            <text:p>9.25</text:p>
          </table:table-cell>
          <table:table-cell/>
          <table:table-cell table:formula="of:=[.E2]/SQRT(2)" office:value-type="float" office:value="6.54073772597556" calcext:value-type="float">
            <text:p>6.540737726</text:p>
          </table:table-cell>
          <table:table-cell table:formula="of:=[.K2]/SQRT(2)" office:value-type="float" office:value="0.176776695296637" calcext:value-type="float">
            <text:p>0.176776695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J2]*[.D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ef</text:p>
          </table:table-cell>
          <table:table-cell office:value-type="string" calcext:value-type="string">
            <text:p>chyb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metr</text:p>
          </table:table-cell>
          <table:table-cell office:value-type="float" office:value="6.66" calcext:value-type="float">
            <text:p>6.66</text:p>
          </table:table-cell>
          <table:table-cell table:formula="of:=0.008*[.C4]+0.03" office:value-type="float" office:value="0.08328" calcext:value-type="float">
            <text:p>0.08328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hyba tau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81.7" calcext:value-type="float">
            <text:p>81.7</text:p>
          </table:table-cell>
          <table:table-cell office:value-type="float" office:value="1.7" calcext:value-type="float">
            <text:p>1.7</text:p>
          </table:table-cell>
          <table:table-cell table:formula="of:=[.I10]*[.H10]/10" office:value-type="float" office:value="13.889" calcext:value-type="float">
            <text:p>13.889</text:p>
          </table:table-cell>
          <table:table-cell table:formula="of:=SQRT(0.01^2+0.001^2)*[.J10]" office:value-type="float" office:value="0.139582722501748" calcext:value-type="float">
            <text:p>0.13958272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40.7" calcext:value-type="float">
            <text:p>40.7</text:p>
          </table:table-cell>
          <table:table-cell office:value-type="float" office:value="3.5" calcext:value-type="float">
            <text:p>3.5</text:p>
          </table:table-cell>
          <table:table-cell table:formula="of:=[.I11]*[.H11]/10" office:value-type="float" office:value="14.245" calcext:value-type="float">
            <text:p>14.245</text:p>
          </table:table-cell>
          <table:table-cell table:formula="of:=SQRT(0.01^2+0.001^2)*[.J11]" office:value-type="float" office:value="0.143160478222867" calcext:value-type="float">
            <text:p>0.14316047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U stejno</text:p>
          </table:table-cell>
          <table:table-cell office:value-type="string" calcext:value-type="string">
            <text:p>chyba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26.9" calcext:value-type="float">
            <text:p>26.9</text:p>
          </table:table-cell>
          <table:table-cell office:value-type="float" office:value="5.1" calcext:value-type="float">
            <text:p>5.1</text:p>
          </table:table-cell>
          <table:table-cell table:formula="of:=[.I12]*[.H12]/10" office:value-type="float" office:value="13.719" calcext:value-type="float">
            <text:p>13.719</text:p>
          </table:table-cell>
          <table:table-cell table:formula="of:=SQRT(0.01^2+0.001^2)*[.J12]" office:value-type="float" office:value="0.137874243646157" calcext:value-type="float">
            <text:p>0.137874243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formula="of:=0.003*[.C13]+0.001" office:value-type="float" office:value="0.00907" calcext:value-type="float">
            <text:p>0.0090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0.1" calcext:value-type="float">
            <text:p>20.1</text:p>
          </table:table-cell>
          <table:table-cell office:value-type="float" office:value="6.9" calcext:value-type="float">
            <text:p>6.9</text:p>
          </table:table-cell>
          <table:table-cell table:formula="of:=[.I13]*[.H13]/10" office:value-type="float" office:value="13.869" calcext:value-type="float">
            <text:p>13.869</text:p>
          </table:table-cell>
          <table:table-cell table:formula="of:=SQRT(0.01^2+0.001^2)*[.J13]" office:value-type="float" office:value="0.139381724989326" calcext:value-type="float">
            <text:p>0.139381725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3.263" calcext:value-type="float">
            <text:p>3.263</text:p>
          </table:table-cell>
          <table:table-cell table:formula="of:=0.003*[.C14]+0.001" office:value-type="float" office:value="0.010789" calcext:value-type="float">
            <text:p>0.0107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.4</text:p>
          </table:table-cell>
          <table:table-cell table:formula="of:=[.I14]*[.H14]/10" office:value-type="float" office:value="13.44" calcext:value-type="float">
            <text:p>13.44</text:p>
          </table:table-cell>
          <table:table-cell table:formula="of:=SQRT(0.01^2+0.001^2)*[.J14]" office:value-type="float" office:value="0.135070328347865" calcext:value-type="float">
            <text:p>0.135070328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3.87" calcext:value-type="float">
            <text:p>3.87</text:p>
          </table:table-cell>
          <table:table-cell table:formula="of:=0.003*[.C15]+0.001" office:value-type="float" office:value="0.01261" calcext:value-type="float">
            <text:p>0.0126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3.22" calcext:value-type="float">
            <text:p>13.22</text:p>
          </table:table-cell>
          <table:table-cell office:value-type="float" office:value="10.2" calcext:value-type="float">
            <text:p>10.2</text:p>
          </table:table-cell>
          <table:table-cell table:formula="of:=[.I15]*[.H15]/10" office:value-type="float" office:value="13.4844" calcext:value-type="float">
            <text:p>13.4844</text:p>
          </table:table-cell>
          <table:table-cell table:formula="of:=SQRT(0.01^2+0.001^2)*[.J15]" office:value-type="float" office:value="0.135516542825443" calcext:value-type="float">
            <text:p>0.1355165428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4.42" calcext:value-type="float">
            <text:p>4.42</text:p>
          </table:table-cell>
          <table:table-cell table:formula="of:=0.003*[.C16]+0.01" office:value-type="float" office:value="0.02326" calcext:value-type="float">
            <text:p>0.023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05" calcext:value-type="float">
            <text:p>5.05</text:p>
          </table:table-cell>
          <table:table-cell table:formula="of:=0.003*[.C17]+0.01" office:value-type="float" office:value="0.02515" calcext:value-type="float">
            <text:p>0.02515</text:p>
          </table:table-cell>
          <table:table-cell table:number-columns-repeated="5"/>
          <table:table-cell table:formula="of:=AVERAGE([.J10:.J15])" office:value-type="float" office:value="13.7744" calcext:value-type="float">
            <text:p>13.7744</text:p>
          </table:table-cell>
          <table:table-cell office:value-type="string" calcext:value-type="string">
            <text:p>chyba ta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21" calcext:value-type="float">
            <text:p>6.21</text:p>
          </table:table-cell>
          <table:table-cell table:formula="of:=0.003*[.C18]+0.01" office:value-type="float" office:value="0.02863" calcext:value-type="float">
            <text:p>0.02863</text:p>
          </table:table-cell>
          <table:table-cell table:number-columns-repeated="5"/>
          <table:table-cell table:formula="of:=STDEV([.J10:.J15])" office:value-type="float" office:value="0.297502672256907" calcext:value-type="float">
            <text:p>0.2975026723</text:p>
          </table:table-cell>
          <table:table-cell table:formula="of:=SQRT([.J18]^2+[.K10]^2)" office:value-type="float" office:value="0.328620109580957" calcext:value-type="float">
            <text:p>0.328620109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77" calcext:value-type="float">
            <text:p>6.77</text:p>
          </table:table-cell>
          <table:table-cell table:formula="of:=0.003*[.C19]+0.01" office:value-type="float" office:value="0.03031" calcext:value-type="float">
            <text:p>0.0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.06" calcext:value-type="float">
            <text:p>7.06</text:p>
          </table:table-cell>
          <table:table-cell table:formula="of:=0.003*[.C20]+0.01" office:value-type="float" office:value="0.03118" calcext:value-type="float">
            <text:p>0.031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.26" calcext:value-type="float">
            <text:p>7.26</text:p>
          </table:table-cell>
          <table:table-cell table:formula="of:=0.003*[.C21]+0.01" office:value-type="float" office:value="0.03178" calcext:value-type="float">
            <text:p>0.0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.42" calcext:value-type="float">
            <text:p>7.42</text:p>
          </table:table-cell>
          <table:table-cell table:formula="of:=0.003*[.C22]+0.01" office:value-type="float" office:value="0.03226" calcext:value-type="float">
            <text:p>0.03226</text:p>
          </table:table-cell>
          <table:table-cell table:number-columns-repeated="5"/>
          <table:table-cell office:value-type="string" calcext:value-type="string">
            <text:p>kf</text:p>
          </table:table-cell>
          <table:table-cell table:formula="of:=[.J17]*50/100" office:value-type="float" office:value="6.8872" calcext:value-type="float">
            <text:p>6.8872</text:p>
          </table:table-cell>
          <table:table-cell table:formula="of:=[.K18]*50/100" office:value-type="float" office:value="0.164310054790479" calcext:value-type="float">
            <text:p>0.164310054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.52" calcext:value-type="float">
            <text:p>7.52</text:p>
          </table:table-cell>
          <table:table-cell table:formula="of:=0.003*[.C23]+0.01" office:value-type="float" office:value="0.03256" calcext:value-type="float">
            <text:p>0.0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62" calcext:value-type="float">
            <text:p>7.62</text:p>
          </table:table-cell>
          <table:table-cell table:formula="of:=0.003*[.C24]+0.01" office:value-type="float" office:value="0.03286" calcext:value-type="float">
            <text:p>0.03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72" calcext:value-type="float">
            <text:p>7.72</text:p>
          </table:table-cell>
          <table:table-cell table:formula="of:=0.003*[.C25]+0.01" office:value-type="float" office:value="0.03316" calcext:value-type="float">
            <text:p>0.03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.78" calcext:value-type="float">
            <text:p>7.78</text:p>
          </table:table-cell>
          <table:table-cell table:formula="of:=0.003*[.C26]+0.01" office:value-type="float" office:value="0.03334" calcext:value-type="float">
            <text:p>0.0333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ilek</text:p>
          </table:table-cell>
          <table:table-cell office:value-type="string" calcext:value-type="string">
            <text:p>1 dilek</text:p>
          </table:table-cell>
          <table:table-cell office:value-type="string" calcext:value-type="string">
            <text:p>chyba</text:p>
          </table:table-cell>
          <table:table-cell/>
          <table:table-cell office:value-type="string" calcext:value-type="string">
            <text:p>U0</text:p>
          </table:table-cell>
          <table:table-cell office:value-type="string" calcext:value-type="string">
            <text:p>chyba 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icka OSC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D29]*[.C29]" office:value-type="float" office:value="8.6" calcext:value-type="float">
            <text:p>8.6</text:p>
          </table:table-cell>
          <table:table-cell table:formula="of:=[.D29]*[.E29]" office:value-type="float" office:value="0.1" calcext:value-type="float">
            <text:p>0.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5:56:58.792289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1-27T20:01:01.008564426</dc:date>
    <dc:creator>Vladislav Wohlrath</dc:creator>
    <meta:editing-duration>PT1H32M59S</meta:editing-duration>
    <meta:editing-cycles>7</meta:editing-cycles>
    <meta:document-statistic meta:table-count="1" meta:cell-count="118" meta:object-count="0"/>
  </office:meta>
</office:document-meta>
</file>